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7" table:default-cell-style-name="Default"/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Paper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msonne 2016</text:p>
          </table:table-cell>
          <table:table-cell office:value-type="string" calcext:value-type="string">
            <text:p>3He</text:p>
          </table:table-cell>
          <table:table-cell office:value-type="float" office:value="24.7" calcext:value-type="float">
            <text:p>24.7</text:p>
          </table:table-cell>
          <table:table-cell table:style-name="ce1" office:value-type="float" office:value="0.00265" calcext:value-type="float">
            <text:p>2.65E-003</text:p>
          </table:table-cell>
          <table:table-cell table:style-name="ce1" office:value-type="float" office:value="0.00006" calcext:value-type="float">
            <text:p>6.00E-005</text:p>
          </table:table-cell>
          <table:table-cell/>
          <table:table-cell office:value-type="float" office:value="24.7" calcext:value-type="float">
            <text:p>24.7</text:p>
          </table:table-cell>
          <table:table-cell table:style-name="ce1" office:value-type="float" office:value="0.000603" calcext:value-type="float">
            <text:p>6.03E-004</text:p>
          </table:table-cell>
          <table:table-cell table:style-name="ce1" office:value-type="float" office:value="0.000091" calcext:value-type="float">
            <text:p>9.10E-0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0.2" calcext:value-type="float">
            <text:p>30.2</text:p>
          </table:table-cell>
          <table:table-cell table:style-name="ce1" office:value-type="float" office:value="0.00158" calcext:value-type="float">
            <text:p>1.58E-003</text:p>
          </table:table-cell>
          <table:table-cell table:style-name="ce1" office:value-type="float" office:value="0.00005" calcext:value-type="float">
            <text:p>5.00E-005</text:p>
          </table:table-cell>
          <table:table-cell/>
          <table:table-cell office:value-type="float" office:value="30.2" calcext:value-type="float">
            <text:p>30.2</text:p>
          </table:table-cell>
          <table:table-cell table:style-name="ce1" office:value-type="float" office:value="0.000421" calcext:value-type="float">
            <text:p>4.21E-004</text:p>
          </table:table-cell>
          <table:table-cell table:style-name="ce1" office:value-type="float" office:value="0.000075" calcext:value-type="float">
            <text:p>7.50E-0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4.1" calcext:value-type="float">
            <text:p>34.1</text:p>
          </table:table-cell>
          <table:table-cell table:style-name="ce1" office:value-type="float" office:value="0.000973" calcext:value-type="float">
            <text:p>9.73E-004</text:p>
          </table:table-cell>
          <table:table-cell table:style-name="ce1" office:value-type="float" office:value="0.000034" calcext:value-type="float">
            <text:p>3.40E-005</text:p>
          </table:table-cell>
          <table:table-cell/>
          <table:table-cell office:value-type="float" office:value="34.1" calcext:value-type="float">
            <text:p>34.1</text:p>
          </table:table-cell>
          <table:table-cell table:style-name="ce1" office:value-type="float" office:value="0.000307" calcext:value-type="float">
            <text:p>3.07E-004</text:p>
          </table:table-cell>
          <table:table-cell table:style-name="ce1" office:value-type="float" office:value="0.000035" calcext:value-type="float">
            <text:p>3.50E-0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0.2" calcext:value-type="float">
            <text:p>40.2</text:p>
          </table:table-cell>
          <table:table-cell table:style-name="ce1" office:value-type="float" office:value="0.000532" calcext:value-type="float">
            <text:p>5.32E-004</text:p>
          </table:table-cell>
          <table:table-cell table:style-name="ce1" office:value-type="float" office:value="0.000021" calcext:value-type="float">
            <text:p>2.10E-005</text:p>
          </table:table-cell>
          <table:table-cell/>
          <table:table-cell office:value-type="float" office:value="40.2" calcext:value-type="float">
            <text:p>40.2</text:p>
          </table:table-cell>
          <table:table-cell table:style-name="ce1" office:value-type="float" office:value="0.000124" calcext:value-type="float">
            <text:p>1.24E-004</text:p>
          </table:table-cell>
          <table:table-cell table:style-name="ce1" office:value-type="float" office:value="0.000027" calcext:value-type="float">
            <text:p>2.70E-0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5" calcext:value-type="float">
            <text:p>45</text:p>
          </table:table-cell>
          <table:table-cell table:style-name="ce1" office:value-type="float" office:value="0.000302" calcext:value-type="float">
            <text:p>3.02E-004</text:p>
          </table:table-cell>
          <table:table-cell table:style-name="ce1" office:value-type="float" office:value="0.000016" calcext:value-type="float">
            <text:p>1.60E-00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1" office:value-type="float" office:value="0.0000637" calcext:value-type="float">
            <text:p>6.37E-005</text:p>
          </table:table-cell>
          <table:table-cell table:style-name="ce1" office:value-type="float" office:value="0.0000183" calcext:value-type="float">
            <text:p>1.83E-0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style-name="ce1" office:value-type="float" office:value="0.000181" calcext:value-type="float">
            <text:p>1.81E-004</text:p>
          </table:table-cell>
          <table:table-cell table:style-name="ce1" office:value-type="float" office:value="0.000015" calcext:value-type="float">
            <text:p>1.50E-005</text:p>
          </table:table-cell>
          <table:table-cell/>
          <table:table-cell office:value-type="float" office:value="55.1" calcext:value-type="float">
            <text:p>55.1</text:p>
          </table:table-cell>
          <table:table-cell table:style-name="ce1" office:value-type="float" office:value="0.0000334" calcext:value-type="float">
            <text:p>3.34E-005</text:p>
          </table:table-cell>
          <table:table-cell table:style-name="ce1" office:value-type="float" office:value="0.00001" calcext:value-type="float">
            <text:p>1.00E-0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5.1" calcext:value-type="float">
            <text:p>55.1</text:p>
          </table:table-cell>
          <table:table-cell table:style-name="ce1" office:value-type="float" office:value="0.0000697" calcext:value-type="float">
            <text:p>6.97E-005</text:p>
          </table:table-cell>
          <table:table-cell table:style-name="ce1" office:value-type="float" office:value="0.0000072" calcext:value-type="float">
            <text:p>7.20E-006</text:p>
          </table:table-cell>
          <table:table-cell/>
          <table:table-cell office:value-type="float" office:value="60.8" calcext:value-type="float">
            <text:p>60.8</text:p>
          </table:table-cell>
          <table:table-cell table:style-name="ce1" office:value-type="float" office:value="0.0000234" calcext:value-type="float">
            <text:p>2.34E-005</text:p>
          </table:table-cell>
          <table:table-cell table:style-name="ce1" office:value-type="float" office:value="0.000009" calcext:value-type="float">
            <text:p>9.00E-00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60.8" calcext:value-type="float">
            <text:p>60.8</text:p>
          </table:table-cell>
          <table:table-cell table:style-name="ce1" office:value-type="float" office:value="0.00001" calcext:value-type="float">
            <text:p>1.00E-005</text:p>
          </table:table-cell>
          <table:table-cell table:style-name="ce1" office:value-type="float" office:value="0.000021" calcext:value-type="float">
            <text:p>2.10E-005</text:p>
          </table:table-cell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ollard 1965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4" calcext:value-type="float">
            <text:p>0.004</text:p>
          </table:table-cell>
          <table:table-cell office:value-type="float" office:value="0.676" calcext:value-type="float">
            <text:p>0.676</text:p>
          </table:table-cell>
          <table:table-cell office:value-type="float" office:value="0.075" calcext:value-type="float">
            <text:p>0.07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431" calcext:value-type="float">
            <text:p>0.431</text:p>
          </table:table-cell>
          <table:table-cell office:value-type="float" office:value="0.004" calcext:value-type="float">
            <text:p>0.004</text:p>
          </table:table-cell>
          <table:table-cell office:value-type="float" office:value="0.479" calcext:value-type="float">
            <text:p>0.479</text:p>
          </table:table-cell>
          <table:table-cell office:value-type="float" office:value="0.046" calcext:value-type="float">
            <text:p>0.04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29" calcext:value-type="float">
            <text:p>0.329</text:p>
          </table:table-cell>
          <table:table-cell office:value-type="float" office:value="0.004" calcext:value-type="float">
            <text:p>0.004</text:p>
          </table:table-cell>
          <table:table-cell office:value-type="float" office:value="0.385" calcext:value-type="float">
            <text:p>0.385</text:p>
          </table:table-cell>
          <table:table-cell office:value-type="float" office:value="0.031" calcext:value-type="float">
            <text:p>0.03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3" calcext:value-type="float">
            <text:p>0.003</text:p>
          </table:table-cell>
          <table:table-cell office:value-type="float" office:value="0.291" calcext:value-type="float">
            <text:p>0.291</text:p>
          </table:table-cell>
          <table:table-cell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2" calcext:value-type="float">
            <text:p>0.002</text:p>
          </table:table-cell>
          <table:table-cell office:value-type="float" office:value="0.203" calcext:value-type="float">
            <text:p>0.203</text:p>
          </table:table-cell>
          <table:table-cell office:value-type="float" office:value="0.014" calcext:value-type="float">
            <text:p>0.01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1614" calcext:value-type="float">
            <text:p>0.1614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167" calcext:value-type="float">
            <text:p>0.167</text:p>
          </table:table-cell>
          <table:table-cell office:value-type="float" office:value="0.01" calcext:value-type="float">
            <text:p>0.01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326" calcext:value-type="float">
            <text:p>0.1326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128" calcext:value-type="float">
            <text:p>0.128</text:p>
          </table:table-cell>
          <table:table-cell office:value-type="float" office:value="0.009" calcext:value-type="float">
            <text:p>0.009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5" calcext:value-type="float">
            <text:p>0.0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8" calcext:value-type="float">
            <text:p>0.00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548" calcext:value-type="float">
            <text:p>0.054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566" calcext:value-type="float">
            <text:p>0.0566</text:p>
          </table:table-cell>
          <table:table-cell office:value-type="float" office:value="0.0056" calcext:value-type="float">
            <text:p>0.005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026" calcext:value-type="float">
            <text:p>0.0026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3H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22" calcext:value-type="float">
            <text:p>0.622</text:p>
          </table:table-cell>
          <table:table-cell office:value-type="float" office:value="0.007" calcext:value-type="float">
            <text:p>0.007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2" calcext:value-type="float">
            <text:p>0.02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1.5" calcext:value-type="float">
            <text:p>1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7" calcext:value-type="float">
            <text:p>0.0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015" calcext:value-type="float">
            <text:p>0.01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387" calcext:value-type="float">
            <text:p>0.387</text:p>
          </table:table-cell>
          <table:table-cell office:value-type="float" office:value="0.007" calcext:value-type="float">
            <text:p>0.007</text:p>
          </table:table-cell>
          <table:table-cell office:value-type="float" office:value="0.379" calcext:value-type="float">
            <text:p>0.379</text:p>
          </table:table-cell>
          <table:table-cell office:value-type="float" office:value="0.012" calcext:value-type="float">
            <text:p>0.01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6" calcext:value-type="float">
            <text:p>0.006</text:p>
          </table:table-cell>
          <table:table-cell office:value-type="float" office:value="0.312" calcext:value-type="float">
            <text:p>0.312</text:p>
          </table:table-cell>
          <table:table-cell office:value-type="float" office:value="0.008" calcext:value-type="float">
            <text:p>0.008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267" calcext:value-type="float">
            <text:p>0.267</text:p>
          </table:table-cell>
          <table:table-cell office:value-type="float" office:value="0.005" calcext:value-type="float">
            <text:p>0.005</text:p>
          </table:table-cell>
          <table:table-cell office:value-type="float" office:value="0.242" calcext:value-type="float">
            <text:p>0.242</text:p>
          </table:table-cell>
          <table:table-cell office:value-type="float" office:value="0.006" calcext:value-type="float">
            <text:p>0.006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99" calcext:value-type="float">
            <text:p>0.199</text:p>
          </table:table-cell>
          <table:table-cell office:value-type="float" office:value="0.005" calcext:value-type="float">
            <text:p>0.0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67" calcext:value-type="float">
            <text:p>0.167</text:p>
          </table:table-cell>
          <table:table-cell office:value-type="float" office:value="0.004" calcext:value-type="float">
            <text:p>0.004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4.5" calcext:value-type="float">
            <text:p>4.5</text:p>
          </table:table-cell>
          <table:table-cell office:value-type="float" office:value="0.137" calcext:value-type="float">
            <text:p>0.137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9" calcext:value-type="float">
            <text:p>0.139</text:p>
          </table:table-cell>
          <table:table-cell office:value-type="float" office:value="0.003" calcext:value-type="float">
            <text:p>0.003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0.118" calcext:value-type="float">
            <text:p>0.1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109" calcext:value-type="float">
            <text:p>0.109</text:p>
          </table:table-cell>
          <table:table-cell office:value-type="float" office:value="0.005" calcext:value-type="float">
            <text:p>0.005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0792" calcext:value-type="float">
            <text:p>0.0792</text:p>
          </table:table-cell>
          <table:table-cell office:value-type="float" office:value="0.0032" calcext:value-type="float">
            <text:p>0.0032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18" calcext:value-type="float">
            <text:p>0.0018</text:p>
          </table:table-cell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Szalata 1977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Fch^2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316" calcext:value-type="float">
            <text:p>0.0316</text:p>
          </table:table-cell>
          <table:table-cell office:value-type="float" office:value="0.991" calcext:value-type="float">
            <text:p>0.991</text:p>
          </table:table-cell>
          <table:table-cell office:value-type="float" office:value="0.0016" calcext:value-type="float">
            <text:p>0.0016</text:p>
          </table:table-cell>
          <table:table-cell/>
          <table:table-cell office:value-type="float" office:value="0.0316" calcext:value-type="float">
            <text:p>0.0316</text:p>
          </table:table-cell>
          <table:table-cell table:formula="of:=[.F43]^(1/2)" office:value-type="float" office:value="0.995489829179585" calcext:value-type="float">
            <text:p>0.9954898292</text:p>
          </table:table-cell>
          <table:table-cell table:formula="of:=0.5*[.F43]^(-1/2)*[.G43]" office:value-type="float" office:value="0.000803624483696941" calcext:value-type="float">
            <text:p>0.000803624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323" calcext:value-type="float">
            <text:p>0.0323</text:p>
          </table:table-cell>
          <table:table-cell office:value-type="float" office:value="0.945" calcext:value-type="float">
            <text:p>0.945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323" calcext:value-type="float">
            <text:p>0.0323</text:p>
          </table:table-cell>
          <table:table-cell table:formula="of:=[.F44]^(1/2)" office:value-type="float" office:value="0.972111104761179" calcext:value-type="float">
            <text:p>0.9721111048</text:p>
          </table:table-cell>
          <table:table-cell table:formula="of:=0.5*[.F44]^(-1/2)*[.G44]" office:value-type="float" office:value="0.00077151674981046" calcext:value-type="float">
            <text:p>0.00077151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41" calcext:value-type="float">
            <text:p>0.044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441" calcext:value-type="float">
            <text:p>0.0441</text:p>
          </table:table-cell>
          <table:table-cell table:formula="of:=[.F45]^(1/2)" office:value-type="float" office:value="0.975704873412037" calcext:value-type="float">
            <text:p>0.9757048734</text:p>
          </table:table-cell>
          <table:table-cell table:formula="of:=0.5*[.F45]^(-1/2)*[.G45]" office:value-type="float" office:value="0.000768675057835113" calcext:value-type="float">
            <text:p>0.000768675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445" calcext:value-type="float">
            <text:p>0.0445</text:p>
          </table:table-cell>
          <table:table-cell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445" calcext:value-type="float">
            <text:p>0.0445</text:p>
          </table:table-cell>
          <table:table-cell table:formula="of:=[.F46]^(1/2)" office:value-type="float" office:value="0.965401470891774" calcext:value-type="float">
            <text:p>0.9654014709</text:p>
          </table:table-cell>
          <table:table-cell table:formula="of:=0.5*[.F46]^(-1/2)*[.G46]" office:value-type="float" office:value="0.000517919244040651" calcext:value-type="float">
            <text:p>0.000517919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741" calcext:value-type="float">
            <text:p>0.074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0741" calcext:value-type="float">
            <text:p>0.0741</text:p>
          </table:table-cell>
          <table:table-cell table:formula="of:=[.F47]^(1/2)" office:value-type="float" office:value="0.940212741883453" calcext:value-type="float">
            <text:p>0.9402127419</text:p>
          </table:table-cell>
          <table:table-cell table:formula="of:=0.5*[.F47]^(-1/2)*[.G47]" office:value-type="float" office:value="0.000584973990990836" calcext:value-type="float">
            <text:p>0.00058497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55" calcext:value-type="float">
            <text:p>0.0855</text:p>
          </table:table-cell>
          <table:table-cell office:value-type="float" office:value="0.898" calcext:value-type="float">
            <text:p>0.898</text:p>
          </table:table-cell>
          <table:table-cell office:value-type="float" office:value="0.0015" calcext:value-type="float">
            <text:p>0.0015</text:p>
          </table:table-cell>
          <table:table-cell/>
          <table:table-cell office:value-type="float" office:value="0.0855" calcext:value-type="float">
            <text:p>0.0855</text:p>
          </table:table-cell>
          <table:table-cell table:formula="of:=[.F48]^(1/2)" office:value-type="float" office:value="0.947628619238571" calcext:value-type="float">
            <text:p>0.9476286192</text:p>
          </table:table-cell>
          <table:table-cell table:formula="of:=0.5*[.F48]^(-1/2)*[.G48]" office:value-type="float" office:value="0.000791449292237114" calcext:value-type="float">
            <text:p>0.000791449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59" calcext:value-type="float">
            <text:p>0.0859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859" calcext:value-type="float">
            <text:p>0.0859</text:p>
          </table:table-cell>
          <table:table-cell table:formula="of:=[.F49]^(1/2)" office:value-type="float" office:value="0.951840322743263" calcext:value-type="float">
            <text:p>0.9518403227</text:p>
          </table:table-cell>
          <table:table-cell table:formula="of:=0.5*[.F49]^(-1/2)*[.G49]" office:value-type="float" office:value="0.0006303578296313" calcext:value-type="float">
            <text:p>0.000630357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867" calcext:value-type="float">
            <text:p>0.0867</text:p>
          </table:table-cell>
          <table:table-cell office:value-type="float" office:value="0.902" calcext:value-type="float">
            <text:p>0.902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0867" calcext:value-type="float">
            <text:p>0.0867</text:p>
          </table:table-cell>
          <table:table-cell table:formula="of:=[.F50]^(1/2)" office:value-type="float" office:value="0.949736805646701" calcext:value-type="float">
            <text:p>0.9497368056</text:p>
          </table:table-cell>
          <table:table-cell table:formula="of:=0.5*[.F50]^(-1/2)*[.G50]" office:value-type="float" office:value="0.000631753972713992" calcext:value-type="float">
            <text:p>0.00063175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117" calcext:value-type="float">
            <text:p>0.1117</text:p>
          </table:table-cell>
          <table:table-cell office:value-type="float" office:value="0.885" calcext:value-type="float">
            <text:p>0.885</text:p>
          </table:table-cell>
          <table:table-cell office:value-type="float" office:value="0.0013" calcext:value-type="float">
            <text:p>0.0013</text:p>
          </table:table-cell>
          <table:table-cell/>
          <table:table-cell office:value-type="float" office:value="0.1117" calcext:value-type="float">
            <text:p>0.1117</text:p>
          </table:table-cell>
          <table:table-cell table:formula="of:=[.F51]^(1/2)" office:value-type="float" office:value="0.940744386111339" calcext:value-type="float">
            <text:p>0.9407443861</text:p>
          </table:table-cell>
          <table:table-cell table:formula="of:=0.5*[.F51]^(-1/2)*[.G51]" office:value-type="float" office:value="0.000690942204488554" calcext:value-type="float">
            <text:p>0.00069094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162" calcext:value-type="float">
            <text:p>0.1162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162" calcext:value-type="float">
            <text:p>0.1162</text:p>
          </table:table-cell>
          <table:table-cell table:formula="of:=[.F52]^(1/2)" office:value-type="float" office:value="0.920326029187483" calcext:value-type="float">
            <text:p>0.9203260292</text:p>
          </table:table-cell>
          <table:table-cell table:formula="of:=0.5*[.F52]^(-1/2)*[.G52]" office:value-type="float" office:value="0.000597614304667197" calcext:value-type="float">
            <text:p>0.000597614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F53]^(1/2)" office:value-type="float" office:value="0.907744457432817" calcext:value-type="float">
            <text:p>0.9077444574</text:p>
          </table:table-cell>
          <table:table-cell table:formula="of:=0.5*[.F53]^(-1/2)*[.G53]" office:value-type="float" office:value="0.000605897392703944" calcext:value-type="float">
            <text:p>0.000605897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568" calcext:value-type="float">
            <text:p>0.1568</text:p>
          </table:table-cell>
          <table:table-cell office:value-type="float" office:value="0.826" calcext:value-type="float">
            <text:p>0.826</text:p>
          </table:table-cell>
          <table:table-cell office:value-type="float" office:value="0.0014" calcext:value-type="float">
            <text:p>0.0014</text:p>
          </table:table-cell>
          <table:table-cell/>
          <table:table-cell office:value-type="float" office:value="0.1568" calcext:value-type="float">
            <text:p>0.1568</text:p>
          </table:table-cell>
          <table:table-cell table:formula="of:=[.F54]^(1/2)" office:value-type="float" office:value="0.908845421400141" calcext:value-type="float">
            <text:p>0.9088454214</text:p>
          </table:table-cell>
          <table:table-cell table:formula="of:=0.5*[.F54]^(-1/2)*[.G54]" office:value-type="float" office:value="0.000770207984237408" calcext:value-type="float">
            <text:p>0.00077020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705" calcext:value-type="float">
            <text:p>0.1705</text:p>
          </table:table-cell>
          <table:table-cell office:value-type="float" office:value="0.779" calcext:value-type="float">
            <text:p>0.779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1705" calcext:value-type="float">
            <text:p>0.1705</text:p>
          </table:table-cell>
          <table:table-cell table:formula="of:=[.F55]^(1/2)" office:value-type="float" office:value="0.882609766544649" calcext:value-type="float">
            <text:p>0.8826097665</text:p>
          </table:table-cell>
          <table:table-cell table:formula="of:=0.5*[.F55]^(-1/2)*[.G55]" office:value-type="float" office:value="0.000679802130843119" calcext:value-type="float">
            <text:p>0.000679802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71" calcext:value-type="float">
            <text:p>0.171</text:p>
          </table:table-cell>
          <table:table-cell office:value-type="float" office:value="0.792" calcext:value-type="float">
            <text:p>0.792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171" calcext:value-type="float">
            <text:p>0.171</text:p>
          </table:table-cell>
          <table:table-cell table:formula="of:=[.F56]^(1/2)" office:value-type="float" office:value="0.88994381845148" calcext:value-type="float">
            <text:p>0.8899438185</text:p>
          </table:table-cell>
          <table:table-cell table:formula="of:=0.5*[.F56]^(-1/2)*[.G56]" office:value-type="float" office:value="0.000618016540591305" calcext:value-type="float">
            <text:p>0.000618016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04" calcext:value-type="float">
            <text:p>0.2004</text:p>
          </table:table-cell>
          <table:table-cell office:value-type="float" office:value="0.824" calcext:value-type="float">
            <text:p>0.824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2004" calcext:value-type="float">
            <text:p>0.2004</text:p>
          </table:table-cell>
          <table:table-cell table:formula="of:=[.F57]^(1/2)" office:value-type="float" office:value="0.907744457432817" calcext:value-type="float">
            <text:p>0.9077444574</text:p>
          </table:table-cell>
          <table:table-cell table:formula="of:=0.5*[.F57]^(-1/2)*[.G57]" office:value-type="float" office:value="0.000660978973858848" calcext:value-type="float">
            <text:p>0.00066097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53" calcext:value-type="float">
            <text:p>0.2053</text:p>
          </table:table-cell>
          <table:table-cell office:value-type="float" office:value="0.786" calcext:value-type="float">
            <text:p>0.786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053" calcext:value-type="float">
            <text:p>0.2053</text:p>
          </table:table-cell>
          <table:table-cell table:formula="of:=[.F58]^(1/2)" office:value-type="float" office:value="0.88656641037206" calcext:value-type="float">
            <text:p>0.8865664104</text:p>
          </table:table-cell>
          <table:table-cell table:formula="of:=0.5*[.F58]^(-1/2)*[.G58]" office:value-type="float" office:value="0.000620370897843045" calcext:value-type="float">
            <text:p>0.000620370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093" calcext:value-type="float">
            <text:p>0.209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2093" calcext:value-type="float">
            <text:p>0.2093</text:p>
          </table:table-cell>
          <table:table-cell table:formula="of:=[.F59]^(1/2)" office:value-type="float" office:value="0.875785361832453" calcext:value-type="float">
            <text:p>0.8757853618</text:p>
          </table:table-cell>
          <table:table-cell table:formula="of:=0.5*[.F59]^(-1/2)*[.G59]" office:value-type="float" office:value="0.000685099370403483" calcext:value-type="float">
            <text:p>0.000685099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379" calcext:value-type="float">
            <text:p>0.2379</text:p>
          </table:table-cell>
          <table:table-cell office:value-type="float" office:value="0.737" calcext:value-type="float">
            <text:p>0.73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379" calcext:value-type="float">
            <text:p>0.2379</text:p>
          </table:table-cell>
          <table:table-cell table:formula="of:=[.F60]^(1/2)" office:value-type="float" office:value="0.85848704125339" calcext:value-type="float">
            <text:p>0.8584870413</text:p>
          </table:table-cell>
          <table:table-cell table:formula="of:=0.5*[.F60]^(-1/2)*[.G60]" office:value-type="float" office:value="0.00058241997371329" calcext:value-type="float">
            <text:p>0.0005824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484" calcext:value-type="float">
            <text:p>0.2484</text:p>
          </table:table-cell>
          <table:table-cell office:value-type="float" office:value="0.771" calcext:value-type="float">
            <text:p>0.771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484" calcext:value-type="float">
            <text:p>0.2484</text:p>
          </table:table-cell>
          <table:table-cell table:formula="of:=[.F61]^(1/2)" office:value-type="float" office:value="0.878066056740608" calcext:value-type="float">
            <text:p>0.8780660567</text:p>
          </table:table-cell>
          <table:table-cell table:formula="of:=0.5*[.F61]^(-1/2)*[.G61]" office:value-type="float" office:value="0.000626376564471251" calcext:value-type="float">
            <text:p>0.000626376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693" calcext:value-type="float">
            <text:p>0.2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0011" calcext:value-type="float">
            <text:p>0.0011</text:p>
          </table:table-cell>
          <table:table-cell/>
          <table:table-cell office:value-type="float" office:value="0.2693" calcext:value-type="float">
            <text:p>0.2693</text:p>
          </table:table-cell>
          <table:table-cell table:formula="of:=[.F62]^(1/2)" office:value-type="float" office:value="0.834865258589672" calcext:value-type="float">
            <text:p>0.8348652586</text:p>
          </table:table-cell>
          <table:table-cell table:formula="of:=0.5*[.F62]^(-1/2)*[.G62]" office:value-type="float" office:value="0.000658788941498306" calcext:value-type="float">
            <text:p>0.000658788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06" calcext:value-type="float">
            <text:p>0.306</text:p>
          </table:table-cell>
          <table:table-cell office:value-type="float" office:value="0.693" calcext:value-type="float">
            <text:p>0.693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306" calcext:value-type="float">
            <text:p>0.306</text:p>
          </table:table-cell>
          <table:table-cell table:formula="of:=[.F63]^(1/2)" office:value-type="float" office:value="0.832466215530697" calcext:value-type="float">
            <text:p>0.8324662155</text:p>
          </table:table-cell>
          <table:table-cell table:formula="of:=0.5*[.F63]^(-1/2)*[.G63]" office:value-type="float" office:value="0.000600624975130373" calcext:value-type="float">
            <text:p>0.00060062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362" calcext:value-type="float">
            <text:p>0.3362</text:p>
          </table:table-cell>
          <table:table-cell office:value-type="float" office:value="0.658" calcext:value-type="float">
            <text:p>0.658</text:p>
          </table:table-cell>
          <table:table-cell office:value-type="float" office:value="0.0012" calcext:value-type="float">
            <text:p>0.0012</text:p>
          </table:table-cell>
          <table:table-cell/>
          <table:table-cell office:value-type="float" office:value="0.3362" calcext:value-type="float">
            <text:p>0.3362</text:p>
          </table:table-cell>
          <table:table-cell table:formula="of:=[.F64]^(1/2)" office:value-type="float" office:value="0.81117199162693" calcext:value-type="float">
            <text:p>0.8111719916</text:p>
          </table:table-cell>
          <table:table-cell table:formula="of:=0.5*[.F64]^(-1/2)*[.G64]" office:value-type="float" office:value="0.000739670509082307" calcext:value-type="float">
            <text:p>0.0007396705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e notes on 3/2/2019 for error propagation etc.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Arnold 1978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GeV</text:p>
          </table:table-cell>
          <table:table-cell office:value-type="string" calcext:value-type="string">
            <text:p>A^1/2 * 10^3</text:p>
          </table:table-cell>
          <table:table-cell office:value-type="string" calcext:value-type="string">
            <text:p>A^1/2 *10^3 Uncer.</text:p>
          </table:table-cell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^1/2 Uncer</text:p>
          </table:table-cell>
          <table:table-cell office:value-type="string" calcext:value-type="string">
            <text:p>A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Fch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4.57" calcext:value-type="float">
            <text:p>4.57</text:p>
          </table:table-cell>
          <table:table-cell table:style-name="ce2" office:value-type="float" office:value="0.59" calcext:value-type="float">
            <text:p>0.59</text:p>
          </table:table-cell>
          <table:table-cell table:formula="of:=([.G67]/[.F67])*100" office:value-type="float" office:value="12.910284463895" calcext:value-type="float">
            <text:p>12.9102844639</text:p>
          </table:table-cell>
          <table:table-cell/>
          <table:table-cell table:formula="of:=([.F67]/(10^3))^2" office:value-type="float" office:value="0.0000208849" calcext:value-type="float">
            <text:p>2.08849E-005</text:p>
          </table:table-cell>
          <table:table-cell table:formula="of:=[.G67]/(10^3)" office:value-type="float" office:value="0.00059" calcext:value-type="float">
            <text:p>0.00059</text:p>
          </table:table-cell>
          <table:table-cell table:formula="of:=2*([.F67]/10^3)*[.K67]" office:value-type="float" office:value="0.0000053926" calcext:value-type="float">
            <text:p>5.3926E-006</text:p>
          </table:table-cell>
          <table:table-cell/>
          <table:table-cell table:formula="of:=[.E67]*1/0.0389" office:value-type="float" office:value="17.9948586118252" calcext:value-type="float">
            <text:p>17.9948586118</text:p>
          </table:table-cell>
          <table:table-cell table:formula="of:=[.J67]*(1+[.N67]/(4*(3.0160293*0.9315*1/0.0389)^2))" office:value-type="float" office:value="0.0000209029128826261" calcext:value-type="float">
            <text:p>2.09029128826261E-005</text:p>
          </table:table-cell>
          <table:table-cell table:formula="of:=[.L67]*(1+[.N67]/(4*(3.0160293*0.9315*1/0.0389)^2))" office:value-type="float" office:value="0.00000539725102877435" calcext:value-type="float">
            <text:p>5.39725102877435E-006</text:p>
          </table:table-cell>
          <table:table-cell/>
          <table:table-cell office:value-type="float" office:value="17.9948586118252" calcext:value-type="float">
            <text:p>17.9948586118</text:p>
          </table:table-cell>
          <table:table-cell table:formula="of:=[.O67]^(1/2)" office:value-type="float" office:value="0.00457197035014731" calcext:value-type="float">
            <text:p>0.0045719704</text:p>
          </table:table-cell>
          <table:table-cell table:formula="of:=0.5*[.O67]^(-1/2)*[.P67]" office:value-type="float" office:value="0.000590254377808952" calcext:value-type="float">
            <text:p>0.0005902544</text:p>
          </table:table-cell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table:style-name="ce2" office:value-type="float" office:value="0.32" calcext:value-type="float">
            <text:p>0.32</text:p>
          </table:table-cell>
          <table:table-cell table:formula="of:=([.G68]/[.F68])*100" office:value-type="float" office:value="8.98876404494382" calcext:value-type="float">
            <text:p>8.9887640449</text:p>
          </table:table-cell>
          <table:table-cell/>
          <table:table-cell table:formula="of:=([.F68]/(10^3))^2" office:value-type="float" office:value="0.0000126736" calcext:value-type="float">
            <text:p>1.26736E-005</text:p>
          </table:table-cell>
          <table:table-cell table:formula="of:=[.G68]/(10^3)" office:value-type="float" office:value="0.00032" calcext:value-type="float">
            <text:p>0.00032</text:p>
          </table:table-cell>
          <table:table-cell table:formula="of:=2*([.F68]/10^3)*[.K68]" office:value-type="float" office:value="0.0000022784" calcext:value-type="float">
            <text:p>2.2784E-006</text:p>
          </table:table-cell>
          <table:table-cell/>
          <table:table-cell table:formula="of:=[.E68]*1/0.0389" office:value-type="float" office:value="20.5655526992288" calcext:value-type="float">
            <text:p>20.5655526992</text:p>
          </table:table-cell>
          <table:table-cell table:formula="of:=[.J68]*(1+[.N68]/(4*(3.0160293*0.9315*1/0.0389)^2))" office:value-type="float" office:value="0.0000126860923102611" calcext:value-type="float">
            <text:p>1.26860923102611E-005</text:p>
          </table:table-cell>
          <table:table-cell table:formula="of:=[.L68]*(1+[.N68]/(4*(3.0160293*0.9315*1/0.0389)^2))" office:value-type="float" office:value="0.00000228064580858626" calcext:value-type="float">
            <text:p>2.28064580858626E-006</text:p>
          </table:table-cell>
          <table:table-cell/>
          <table:table-cell office:value-type="float" office:value="20.5655526992288" calcext:value-type="float">
            <text:p>20.5655526992</text:p>
          </table:table-cell>
          <table:table-cell table:formula="of:=[.O68]^(1/2)" office:value-type="float" office:value="0.00356175410581094" calcext:value-type="float">
            <text:p>0.0035617541</text:p>
          </table:table-cell>
          <table:table-cell table:formula="of:=0.5*[.O68]^(-1/2)*[.P68]" office:value-type="float" office:value="0.000320157672432444" calcext:value-type="float">
            <text:p>0.0003201577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28" calcext:value-type="float">
            <text:p>2.28</text:p>
          </table:table-cell>
          <table:table-cell table:style-name="ce2" office:value-type="float" office:value="0.23" calcext:value-type="float">
            <text:p>0.23</text:p>
          </table:table-cell>
          <table:table-cell table:formula="of:=([.G69]/[.F69])*100" office:value-type="float" office:value="10.0877192982456" calcext:value-type="float">
            <text:p>10.0877192982</text:p>
          </table:table-cell>
          <table:table-cell/>
          <table:table-cell table:formula="of:=([.F69]/(10^3))^2" office:value-type="float" office:value="0.0000051984" calcext:value-type="float">
            <text:p>5.1984E-006</text:p>
          </table:table-cell>
          <table:table-cell table:formula="of:=[.G69]/(10^3)" office:value-type="float" office:value="0.00023" calcext:value-type="float">
            <text:p>0.00023</text:p>
          </table:table-cell>
          <table:table-cell table:formula="of:=2*([.F69]/10^3)*[.K69]" office:value-type="float" office:value="0.0000010488" calcext:value-type="float">
            <text:p>1.0488E-006</text:p>
          </table:table-cell>
          <table:table-cell/>
          <table:table-cell table:formula="of:=[.E69]*1/0.0389" office:value-type="float" office:value="25.706940874036" calcext:value-type="float">
            <text:p>25.706940874</text:p>
          </table:table-cell>
          <table:table-cell table:formula="of:=[.J69]*(1+[.N69]/(4*(3.0160293*0.9315*1/0.0389)^2))" office:value-type="float" office:value="0.00000520480504924224" calcext:value-type="float">
            <text:p>5.20480504924224E-006</text:p>
          </table:table-cell>
          <table:table-cell table:formula="of:=[.L69]*(1+[.N69]/(4*(3.0160293*0.9315*1/0.0389)^2))" office:value-type="float" office:value="0.00000105009224677694" calcext:value-type="float">
            <text:p>1.05009224677694E-006</text:p>
          </table:table-cell>
          <table:table-cell/>
          <table:table-cell office:value-type="float" office:value="25.706940874036" calcext:value-type="float">
            <text:p>25.706940874</text:p>
          </table:table-cell>
          <table:table-cell table:formula="of:=[.O69]^(1/2)" office:value-type="float" office:value="0.00228140418366458" calcext:value-type="float">
            <text:p>0.0022814042</text:p>
          </table:table-cell>
          <table:table-cell table:formula="of:=0.5*[.O69]^(-1/2)*[.P69]" office:value-type="float" office:value="0.000230141650106514" calcext:value-type="float">
            <text:p>0.0002301417</text:p>
          </table:table-cell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1.42" calcext:value-type="float">
            <text:p>1.42</text:p>
          </table:table-cell>
          <table:table-cell table:style-name="ce2" office:value-type="float" office:value="0.13" calcext:value-type="float">
            <text:p>0.13</text:p>
          </table:table-cell>
          <table:table-cell table:formula="of:=([.G70]/[.F70])*100" office:value-type="float" office:value="9.15492957746479" calcext:value-type="float">
            <text:p>9.1549295775</text:p>
          </table:table-cell>
          <table:table-cell/>
          <table:table-cell table:formula="of:=([.F70]/(10^3))^2" office:value-type="float" office:value="0.0000020164" calcext:value-type="float">
            <text:p>2.0164E-006</text:p>
          </table:table-cell>
          <table:table-cell table:formula="of:=[.G70]/(10^3)" office:value-type="float" office:value="0.00013" calcext:value-type="float">
            <text:p>0.00013</text:p>
          </table:table-cell>
          <table:table-cell table:formula="of:=2*([.F70]/10^3)*[.K70]" office:value-type="float" office:value="0.0000003692" calcext:value-type="float">
            <text:p>3.692E-007</text:p>
          </table:table-cell>
          <table:table-cell/>
          <table:table-cell table:formula="of:=[.E70]*1/0.0389" office:value-type="float" office:value="30.8483290488432" calcext:value-type="float">
            <text:p>30.8483290488</text:p>
          </table:table-cell>
          <table:table-cell table:formula="of:=[.J70]*(1+[.N70]/(4*(3.0160293*0.9315*1/0.0389)^2))" office:value-type="float" office:value="0.00000201938133455495" calcext:value-type="float">
            <text:p>2.01938133455495E-006</text:p>
          </table:table-cell>
          <table:table-cell table:formula="of:=[.L70]*(1+[.N70]/(4*(3.0160293*0.9315*1/0.0389)^2))" office:value-type="float" office:value="0.000000369745878157949" calcext:value-type="float">
            <text:p>3.69745878157949E-007</text:p>
          </table:table-cell>
          <table:table-cell/>
          <table:table-cell office:value-type="float" office:value="30.8483290488432" calcext:value-type="float">
            <text:p>30.8483290488</text:p>
          </table:table-cell>
          <table:table-cell table:formula="of:=[.O70]^(1/2)" office:value-type="float" office:value="0.00142104937794397" calcext:value-type="float">
            <text:p>0.0014210494</text:p>
          </table:table-cell>
          <table:table-cell table:formula="of:=0.5*[.O70]^(-1/2)*[.P70]" office:value-type="float" office:value="0.000130096069811772" calcext:value-type="float">
            <text:p>0.0001300961</text:p>
          </table:table-cell>
        </table:table-row>
        <table:table-row table:style-name="ro1">
          <table:table-cell table:number-columns-repeated="4"/>
          <table:table-cell office:value-type="float" office:value="1.4" calcext:value-type="float">
            <text:p>1.4</text:p>
          </table:table-cell>
          <table:table-cell office:value-type="float" office:value="0.818" calcext:value-type="float">
            <text:p>0.818</text:p>
          </table:table-cell>
          <table:table-cell table:style-name="ce2" office:value-type="float" office:value="0.073" calcext:value-type="float">
            <text:p>0.073</text:p>
          </table:table-cell>
          <table:table-cell table:formula="of:=([.G71]/[.F71])*100" office:value-type="float" office:value="8.9242053789731" calcext:value-type="float">
            <text:p>8.924205379</text:p>
          </table:table-cell>
          <table:table-cell/>
          <table:table-cell table:formula="of:=([.F71]/(10^3))^2" office:value-type="float" office:value="0.000000669124" calcext:value-type="float">
            <text:p>6.69124E-007</text:p>
          </table:table-cell>
          <table:table-cell table:formula="of:=[.G71]/(10^3)" office:value-type="float" office:value="0.000073" calcext:value-type="float">
            <text:p>0.000073</text:p>
          </table:table-cell>
          <table:table-cell table:formula="of:=2*([.F71]/10^3)*[.K71]" office:value-type="float" office:value="0.000000119428" calcext:value-type="float">
            <text:p>1.19428E-007</text:p>
          </table:table-cell>
          <table:table-cell/>
          <table:table-cell table:formula="of:=[.E71]*1/0.0389" office:value-type="float" office:value="35.9897172236504" calcext:value-type="float">
            <text:p>35.9897172237</text:p>
          </table:table-cell>
          <table:table-cell table:formula="of:=[.J71]*(1+[.N71]/(4*(3.0160293*0.9315*1/0.0389)^2))" office:value-type="float" office:value="0.000000670278216881508" calcext:value-type="float">
            <text:p>6.70278216881508E-007</text:p>
          </table:table-cell>
          <table:table-cell table:formula="of:=[.L71]*(1+[.N71]/(4*(3.0160293*0.9315*1/0.0389)^2))" office:value-type="float" office:value="0.000000119634009370049" calcext:value-type="float">
            <text:p>1.19634009370049E-007</text:p>
          </table:table-cell>
          <table:table-cell/>
          <table:table-cell office:value-type="float" office:value="35.9897172236504" calcext:value-type="float">
            <text:p>35.9897172237</text:p>
          </table:table-cell>
          <table:table-cell table:formula="of:=[.O71]^(1/2)" office:value-type="float" office:value="0.000818705207557341" calcext:value-type="float">
            <text:p>0.0008187052</text:p>
          </table:table-cell>
          <table:table-cell table:formula="of:=0.5*[.O71]^(-1/2)*[.P71]" office:value-type="float" office:value="0.0000730629341707651" calcext:value-type="float">
            <text:p>7.30629341707651E-005</text:p>
          </table:table-cell>
        </table:table-row>
        <table:table-row table:style-name="ro1">
          <table:table-cell table:number-columns-repeated="4"/>
          <table:table-cell office:value-type="float" office:value="1.6" calcext:value-type="float">
            <text:p>1.6</text:p>
          </table:table-cell>
          <table:table-cell office:value-type="float" office:value="0.456" calcext:value-type="float">
            <text:p>0.456</text:p>
          </table:table-cell>
          <table:table-cell table:style-name="ce2" office:value-type="float" office:value="0.045" calcext:value-type="float">
            <text:p>0.045</text:p>
          </table:table-cell>
          <table:table-cell table:formula="of:=([.G72]/[.F72])*100" office:value-type="float" office:value="9.86842105263158" calcext:value-type="float">
            <text:p>9.8684210526</text:p>
          </table:table-cell>
          <table:table-cell/>
          <table:table-cell table:formula="of:=([.F72]/(10^3))^2" office:value-type="float" office:value="0.000000207936" calcext:value-type="float">
            <text:p>2.07936E-007</text:p>
          </table:table-cell>
          <table:table-cell table:formula="of:=[.G72]/(10^3)" office:value-type="float" office:value="0.000045" calcext:value-type="float">
            <text:p>0.000045</text:p>
          </table:table-cell>
          <table:table-cell table:formula="of:=2*([.F72]/10^3)*[.K72]" office:value-type="float" office:value="0.00000004104" calcext:value-type="float">
            <text:p>0.000000041</text:p>
          </table:table-cell>
          <table:table-cell/>
          <table:table-cell table:formula="of:=[.E72]*1/0.0389" office:value-type="float" office:value="41.1311053984576" calcext:value-type="float">
            <text:p>41.1311053985</text:p>
          </table:table-cell>
          <table:table-cell table:formula="of:=[.J72]*(1+[.N72]/(4*(3.0160293*0.9315*1/0.0389)^2))" office:value-type="float" office:value="0.000000208345923151503" calcext:value-type="float">
            <text:p>2.08345923151503E-007</text:p>
          </table:table-cell>
          <table:table-cell table:formula="of:=[.L72]*(1+[.N72]/(4*(3.0160293*0.9315*1/0.0389)^2))" office:value-type="float" office:value="0.0000000411209058851652" calcext:value-type="float">
            <text:p>4.11209058851652E-008</text:p>
          </table:table-cell>
          <table:table-cell/>
          <table:table-cell office:value-type="float" office:value="41.1311053984576" calcext:value-type="float">
            <text:p>41.1311053985</text:p>
          </table:table-cell>
          <table:table-cell table:formula="of:=[.O72]^(1/2)" office:value-type="float" office:value="0.0004564492558341" calcext:value-type="float">
            <text:p>0.0004564493</text:p>
          </table:table-cell>
          <table:table-cell table:formula="of:=0.5*[.O72]^(-1/2)*[.P72]" office:value-type="float" office:value="0.0000450443344573125" calcext:value-type="float">
            <text:p>4.50443344573125E-005</text:p>
          </table:table-cell>
        </table:table-row>
        <table:table-row table:style-name="ro1">
          <table:table-cell table:number-columns-repeated="4"/>
          <table:table-cell office:value-type="float" office:value="1.8" calcext:value-type="float">
            <text:p>1.8</text:p>
          </table:table-cell>
          <table:table-cell office:value-type="float" office:value="0.275" calcext:value-type="float">
            <text:p>0.275</text:p>
          </table:table-cell>
          <table:table-cell table:style-name="ce2" office:value-type="float" office:value="0.039" calcext:value-type="float">
            <text:p>0.039</text:p>
          </table:table-cell>
          <table:table-cell table:formula="of:=([.G73]/[.F73])*100" office:value-type="float" office:value="14.1818181818182" calcext:value-type="float">
            <text:p>14.1818181818</text:p>
          </table:table-cell>
          <table:table-cell/>
          <table:table-cell table:formula="of:=([.F73]/(10^3))^2" office:value-type="float" office:value="0.000000075625" calcext:value-type="float">
            <text:p>7.5625E-008</text:p>
          </table:table-cell>
          <table:table-cell table:formula="of:=[.G73]/(10^3)" office:value-type="float" office:value="0.000039" calcext:value-type="float">
            <text:p>0.000039</text:p>
          </table:table-cell>
          <table:table-cell table:formula="of:=2*([.F73]/10^3)*[.K73]" office:value-type="float" office:value="0.00000002145" calcext:value-type="float">
            <text:p>2.145E-008</text:p>
          </table:table-cell>
          <table:table-cell/>
          <table:table-cell table:formula="of:=[.E73]*1/0.0389" office:value-type="float" office:value="46.2724935732648" calcext:value-type="float">
            <text:p>46.2724935733</text:p>
          </table:table-cell>
          <table:table-cell table:formula="of:=[.J73]*(1+[.N73]/(4*(3.0160293*0.9315*1/0.0389)^2))" office:value-type="float" office:value="0.0000000757927222468644" calcext:value-type="float">
            <text:p>7.57927222468644E-008</text:p>
          </table:table-cell>
          <table:table-cell table:formula="of:=[.L73]*(1+[.N73]/(4*(3.0160293*0.9315*1/0.0389)^2))" office:value-type="float" office:value="0.0000000214975721282015" calcext:value-type="float">
            <text:p>2.14975721282015E-008</text:p>
          </table:table-cell>
          <table:table-cell/>
          <table:table-cell office:value-type="float" office:value="46.2724935732648" calcext:value-type="float">
            <text:p>46.2724935733</text:p>
          </table:table-cell>
          <table:table-cell table:formula="of:=[.O73]^(1/2)" office:value-type="float" office:value="0.000275304780646585" calcext:value-type="float">
            <text:p>0.0002753048</text:p>
          </table:table-cell>
          <table:table-cell table:formula="of:=0.5*[.O73]^(-1/2)*[.P73]" office:value-type="float" office:value="0.0000390432234371521" calcext:value-type="float">
            <text:p>3.90432234371521E-005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0.108" calcext:value-type="float">
            <text:p>0.108</text:p>
          </table:table-cell>
          <table:table-cell table:style-name="ce2" office:value-type="float" office:value="0.025" calcext:value-type="float">
            <text:p>0.025</text:p>
          </table:table-cell>
          <table:table-cell table:formula="of:=([.G74]/[.F74])*100" office:value-type="float" office:value="23.1481481481482" calcext:value-type="float">
            <text:p>23.1481481481</text:p>
          </table:table-cell>
          <table:table-cell/>
          <table:table-cell table:formula="of:=([.F74]/(10^3))^2" office:value-type="float" office:value="0.000000011664" calcext:value-type="float">
            <text:p>1.1664E-008</text:p>
          </table:table-cell>
          <table:table-cell table:formula="of:=[.G74]/(10^3)" office:value-type="float" office:value="0.000025" calcext:value-type="float">
            <text:p>0.000025</text:p>
          </table:table-cell>
          <table:table-cell table:formula="of:=2*([.F74]/10^3)*[.K74]" office:value-type="float" office:value="0.0000000054" calcext:value-type="float">
            <text:p>5.4E-009</text:p>
          </table:table-cell>
          <table:table-cell/>
          <table:table-cell table:formula="of:=[.E74]*1/0.0389" office:value-type="float" office:value="51.413881748072" calcext:value-type="float">
            <text:p>51.4138817481</text:p>
          </table:table-cell>
          <table:table-cell table:formula="of:=[.J74]*(1+[.N74]/(4*(3.0160293*0.9315*1/0.0389)^2))" office:value-type="float" office:value="0.000000011692742880256" calcext:value-type="float">
            <text:p>1.1692742880256E-008</text:p>
          </table:table-cell>
          <table:table-cell table:formula="of:=[.L74]*(1+[.N74]/(4*(3.0160293*0.9315*1/0.0389)^2))" office:value-type="float" office:value="0.00000000541330688900743" calcext:value-type="float">
            <text:p>5.41330688900743E-009</text:p>
          </table:table-cell>
          <table:table-cell/>
          <table:table-cell office:value-type="float" office:value="51.413881748072" calcext:value-type="float">
            <text:p>51.4138817481</text:p>
          </table:table-cell>
          <table:table-cell table:formula="of:=[.O74]^(1/2)" office:value-type="float" office:value="0.000108132987012549" calcext:value-type="float">
            <text:p>0.000108133</text:p>
          </table:table-cell>
          <table:table-cell table:formula="of:=0.5*[.O74]^(-1/2)*[.P74]" office:value-type="float" office:value="0.0000250307840306826" calcext:value-type="float">
            <text:p>2.50307840306826E-005</text:p>
          </table:table-cell>
        </table:table-row>
        <table:table-row table:style-name="ro1">
          <table:table-cell table:number-columns-repeated="4"/>
          <table:table-cell office:value-type="float" office:value="2.25" calcext:value-type="float">
            <text:p>2.25</text:p>
          </table:table-cell>
          <table:table-cell office:value-type="float" office:value="0.056" calcext:value-type="float">
            <text:p>0.056</text:p>
          </table:table-cell>
          <table:table-cell table:style-name="ce2" office:value-type="float" office:value="0.017" calcext:value-type="float">
            <text:p>0.017</text:p>
          </table:table-cell>
          <table:table-cell table:formula="of:=([.G75]/[.F75])*100" office:value-type="float" office:value="30.3571428571429" calcext:value-type="float">
            <text:p>30.3571428571</text:p>
          </table:table-cell>
          <table:table-cell/>
          <table:table-cell table:formula="of:=([.F75]/(10^3))^2" office:value-type="float" office:value="0.000000003136" calcext:value-type="float">
            <text:p>3.136E-009</text:p>
          </table:table-cell>
          <table:table-cell table:formula="of:=[.G75]/(10^3)" office:value-type="float" office:value="0.000017" calcext:value-type="float">
            <text:p>0.000017</text:p>
          </table:table-cell>
          <table:table-cell table:formula="of:=2*([.F75]/10^3)*[.K75]" office:value-type="float" office:value="0.000000001904" calcext:value-type="float">
            <text:p>1.904E-009</text:p>
          </table:table-cell>
          <table:table-cell/>
          <table:table-cell table:formula="of:=[.E75]*1/0.0389" office:value-type="float" office:value="57.840616966581" calcext:value-type="float">
            <text:p>57.8406169666</text:p>
          </table:table-cell>
          <table:table-cell table:formula="of:=[.J75]*(1+[.N75]/(4*(3.0160293*0.9315*1/0.0389)^2))" office:value-type="float" office:value="0.00000000314469383415152" calcext:value-type="float">
            <text:p>3.14469383415152E-009</text:p>
          </table:table-cell>
          <table:table-cell table:formula="of:=[.L75]*(1+[.N75]/(4*(3.0160293*0.9315*1/0.0389)^2))" office:value-type="float" office:value="0.00000000190927839930628" calcext:value-type="float">
            <text:p>1.90927839930628E-009</text:p>
          </table:table-cell>
          <table:table-cell/>
          <table:table-cell office:value-type="float" office:value="57.840616966581" calcext:value-type="float">
            <text:p>57.8406169666</text:p>
          </table:table-cell>
          <table:table-cell table:formula="of:=[.O75]^(1/2)" office:value-type="float" office:value="0.0000560775697953426" calcext:value-type="float">
            <text:p>5.60775697953426E-005</text:p>
          </table:table-cell>
          <table:table-cell table:formula="of:=0.5*[.O75]^(-1/2)*[.P75]" office:value-type="float" office:value="0.0000170235479735861" calcext:value-type="float">
            <text:p>1.70235479735861E-005</text:p>
          </table:table-cell>
        </table:table-row>
        <table:table-row table:style-name="ro1">
          <table:table-cell table:number-columns-repeated="4"/>
          <table:table-cell office:value-type="float" office:value="2.5" calcext:value-type="float">
            <text:p>2.5</text:p>
          </table:table-cell>
          <table:table-cell office:value-type="float" office:value="0.028" calcext:value-type="float">
            <text:p>0.028</text:p>
          </table:table-cell>
          <table:table-cell table:style-name="ce2" office:value-type="float" office:value="0.015" calcext:value-type="float">
            <text:p>0.015</text:p>
          </table:table-cell>
          <table:table-cell table:formula="of:=([.G76]/[.F76])*100" office:value-type="float" office:value="53.5714285714286" calcext:value-type="float">
            <text:p>53.5714285714</text:p>
          </table:table-cell>
          <table:table-cell/>
          <table:table-cell table:formula="of:=([.F76]/(10^3))^2" office:value-type="float" office:value="0.000000000784" calcext:value-type="float">
            <text:p>7.84E-010</text:p>
          </table:table-cell>
          <table:table-cell table:formula="of:=[.G76]/(10^3)" office:value-type="float" office:value="0.000015" calcext:value-type="float">
            <text:p>0.000015</text:p>
          </table:table-cell>
          <table:table-cell table:formula="of:=2*([.F76]/10^3)*[.K76]" office:value-type="float" office:value="0.00000000084" calcext:value-type="float">
            <text:p>8.4E-010</text:p>
          </table:table-cell>
          <table:table-cell/>
          <table:table-cell table:formula="of:=[.E76]*1/0.0389" office:value-type="float" office:value="64.26735218509" calcext:value-type="float">
            <text:p>64.2673521851</text:p>
          </table:table-cell>
          <table:table-cell table:formula="of:=[.J76]*(1+[.N76]/(4*(3.0160293*0.9315*1/0.0389)^2))" office:value-type="float" office:value="0.000000000786414953930977" calcext:value-type="float">
            <text:p>7.86414953930977E-010</text:p>
          </table:table-cell>
          <table:table-cell table:formula="of:=[.L76]*(1+[.N76]/(4*(3.0160293*0.9315*1/0.0389)^2))" office:value-type="float" office:value="0.000000000842587450640333" calcext:value-type="float">
            <text:p>8.42587450640333E-010</text:p>
          </table:table-cell>
          <table:table-cell/>
          <table:table-cell office:value-type="float" office:value="64.26735218509" calcext:value-type="float">
            <text:p>64.2673521851</text:p>
          </table:table-cell>
          <table:table-cell table:formula="of:=[.O76]^(1/2)" office:value-type="float" office:value="0.0000280430910195538" calcext:value-type="float">
            <text:p>2.80430910195538E-005</text:p>
          </table:table-cell>
          <table:table-cell table:formula="of:=0.5*[.O76]^(-1/2)*[.P76]" office:value-type="float" office:value="0.0000150230844747609" calcext:value-type="float">
            <text:p>1.50230844747609E-00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.032</text:p>
          </table:table-cell>
          <table:table-cell table:style-name="ce2" office:value-type="float" office:value="0.018" calcext:value-type="float">
            <text:p>0.018</text:p>
          </table:table-cell>
          <table:table-cell table:formula="of:=([.G77]/[.F77])*100" office:value-type="float" office:value="56.25" calcext:value-type="float">
            <text:p>56.25</text:p>
          </table:table-cell>
          <table:table-cell/>
          <table:table-cell table:formula="of:=([.F77]/(10^3))^2" office:value-type="float" office:value="0.000000001024" calcext:value-type="float">
            <text:p>0.000000001</text:p>
          </table:table-cell>
          <table:table-cell table:formula="of:=[.G77]/(10^3)" office:value-type="float" office:value="0.000018" calcext:value-type="float">
            <text:p>0.000018</text:p>
          </table:table-cell>
          <table:table-cell table:formula="of:=2*([.F77]/10^3)*[.K77]" office:value-type="float" office:value="0.000000001152" calcext:value-type="float">
            <text:p>1.152E-009</text:p>
          </table:table-cell>
          <table:table-cell/>
          <table:table-cell table:formula="of:=[.E77]*1/0.0389" office:value-type="float" office:value="77.120822622108" calcext:value-type="float">
            <text:p>77.1208226221</text:p>
          </table:table-cell>
          <table:table-cell table:formula="of:=[.J77]*(1+[.N77]/(4*(3.0160293*0.9315*1/0.0389)^2))" office:value-type="float" office:value="0.000000001027785070651" calcext:value-type="float">
            <text:p>0.000000001</text:p>
          </table:table-cell>
          <table:table-cell table:formula="of:=[.L77]*(1+[.N77]/(4*(3.0160293*0.9315*1/0.0389)^2))" office:value-type="float" office:value="0.00000000115625820448238" calcext:value-type="float">
            <text:p>1.15625820448238E-009</text:p>
          </table:table-cell>
          <table:table-cell/>
          <table:table-cell office:value-type="float" office:value="77.120822622108" calcext:value-type="float">
            <text:p>77.1208226221</text:p>
          </table:table-cell>
          <table:table-cell table:formula="of:=[.O77]^(1/2)" office:value-type="float" office:value="0.0000320590871774447" calcext:value-type="float">
            <text:p>3.20590871774447E-005</text:p>
          </table:table-cell>
          <table:table-cell table:formula="of:=0.5*[.O77]^(-1/2)*[.P77]" office:value-type="float" office:value="0.0000180332365373127" calcext:value-type="float">
            <text:p>1.80332365373127E-00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Dunn 1983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^2</text:p>
          </table:table-cell>
          <table:table-cell office:value-type="string" calcext:value-type="string">
            <text:p>%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.891" calcext:value-type="float">
            <text:p>0.891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F81]^(1/2)" office:value-type="float" office:value="0.943927963353136" calcext:value-type="float">
            <text:p>0.9439279634</text:p>
          </table:table-cell>
          <table:table-cell table:formula="of:=[.J81]*[.G81]/100" office:value-type="float" office:value="0.014158919450297" calcext:value-type="float">
            <text:p>0.014158919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782" calcext:value-type="float">
            <text:p>0.782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F82]^(1/2)" office:value-type="float" office:value="0.884307638777366" calcext:value-type="float">
            <text:p>0.8843076388</text:p>
          </table:table-cell>
          <table:table-cell table:formula="of:=[.J82]*[.G82]/100" office:value-type="float" office:value="0.0106116916653284" calcext:value-type="float">
            <text:p>0.010611691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F83]^(1/2)" office:value-type="float" office:value="0.830662386291808" calcext:value-type="float">
            <text:p>0.8306623863</text:p>
          </table:table-cell>
          <table:table-cell table:formula="of:=[.J83]*[.G83]/100" office:value-type="float" office:value="0.00830662386291808" calcext:value-type="float">
            <text:p>0.008306623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546" calcext:value-type="float">
            <text:p>0.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F84]^(1/2)" office:value-type="float" office:value="0.738918128076447" calcext:value-type="float">
            <text:p>0.7389181281</text:p>
          </table:table-cell>
          <table:table-cell table:formula="of:=[.J84]*[.G84]/100" office:value-type="float" office:value="0.00738918128076447" calcext:value-type="float">
            <text:p>0.007389181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0.405" calcext:value-type="float">
            <text:p>0.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F85]^(1/2)" office:value-type="float" office:value="0.636396103067893" calcext:value-type="float">
            <text:p>0.6363961031</text:p>
          </table:table-cell>
          <table:table-cell table:formula="of:=[.J85]*[.G85]/100" office:value-type="float" office:value="0.00636396103067893" calcext:value-type="float">
            <text:p>0.00636396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6]^(1/2)" office:value-type="float" office:value="0.556776436283002" calcext:value-type="float">
            <text:p>0.5567764363</text:p>
          </table:table-cell>
          <table:table-cell table:formula="of:=[.J86]*[.G86]/100" office:value-type="float" office:value="0.00556776436283002" calcext:value-type="float">
            <text:p>0.0055677644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Cavedon 1982 (Amroun 1994)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Fm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7.34" calcext:value-type="float">
            <text:p>7.34</text:p>
          </table:table-cell>
          <table:table-cell table:style-name="ce1" office:value-type="float" office:value="0.00139" calcext:value-type="float">
            <text:p>1.39E-003</text:p>
          </table:table-cell>
          <table:table-cell table:style-name="ce1" office:value-type="float" office:value="0.00005" calcext:value-type="float">
            <text:p>5.00E-005</text:p>
          </table:table-cell>
          <table:table-cell/>
          <table:table-cell office:value-type="float" office:value="7.34" calcext:value-type="float">
            <text:p>7.34</text:p>
          </table:table-cell>
          <table:table-cell table:formula="of:=[.F89]^(1/2)" office:value-type="float" office:value="0.0372827037646145" calcext:value-type="float">
            <text:p>0.0372827038</text:p>
          </table:table-cell>
          <table:table-cell table:formula="of:=0.5*[.F89]^(-1/2)*[.G89]" office:value-type="float" office:value="0.000670552225982275" calcext:value-type="float">
            <text:p>0.000670552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8.5" calcext:value-type="float">
            <text:p>8.5</text:p>
          </table:table-cell>
          <table:table-cell table:style-name="ce1" office:value-type="float" office:value="0.000545" calcext:value-type="float">
            <text:p>5.45E-004</text:p>
          </table:table-cell>
          <table:table-cell table:style-name="ce1" office:value-type="float" office:value="0.000031" calcext:value-type="float">
            <text:p>3.10E-005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F90]^(1/2)" office:value-type="float" office:value="0.0233452350598575" calcext:value-type="float">
            <text:p>0.0233452351</text:p>
          </table:table-cell>
          <table:table-cell table:formula="of:=0.5*[.F90]^(-1/2)*[.G90]" office:value-type="float" office:value="0.000663947052161085" calcext:value-type="float">
            <text:p>0.000663947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9.72" calcext:value-type="float">
            <text:p>9.72</text:p>
          </table:table-cell>
          <table:table-cell table:style-name="ce1" office:value-type="float" office:value="0.000241" calcext:value-type="float">
            <text:p>2.41E-004</text:p>
          </table:table-cell>
          <table:table-cell table:style-name="ce1" office:value-type="float" office:value="0.000015" calcext:value-type="float">
            <text:p>1.50E-005</text:p>
          </table:table-cell>
          <table:table-cell/>
          <table:table-cell office:value-type="float" office:value="9.72" calcext:value-type="float">
            <text:p>9.72</text:p>
          </table:table-cell>
          <table:table-cell table:formula="of:=[.F91]^(1/2)" office:value-type="float" office:value="0.01552417469626" calcext:value-type="float">
            <text:p>0.0155241747</text:p>
          </table:table-cell>
          <table:table-cell table:formula="of:=0.5*[.F91]^(-1/2)*[.G91]" office:value-type="float" office:value="0.000483117469800623" calcext:value-type="float">
            <text:p>0.000483117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1.01" calcext:value-type="float">
            <text:p>11.01</text:p>
          </table:table-cell>
          <table:table-cell table:style-name="ce1" office:value-type="float" office:value="0.0000908" calcext:value-type="float">
            <text:p>9.08E-005</text:p>
          </table:table-cell>
          <table:table-cell table:style-name="ce1" office:value-type="float" office:value="0.0000088" calcext:value-type="float">
            <text:p>8.80E-006</text:p>
          </table:table-cell>
          <table:table-cell/>
          <table:table-cell office:value-type="float" office:value="11.01" calcext:value-type="float">
            <text:p>11.01</text:p>
          </table:table-cell>
          <table:table-cell table:formula="of:=[.F92]^(1/2)" office:value-type="float" office:value="0.00952890339965728" calcext:value-type="float">
            <text:p>0.0095289034</text:p>
          </table:table-cell>
          <table:table-cell table:formula="of:=0.5*[.F92]^(-1/2)*[.G92]" office:value-type="float" office:value="0.000461753028177225" calcext:value-type="float">
            <text:p>0.00046175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2.35" calcext:value-type="float">
            <text:p>12.35</text:p>
          </table:table-cell>
          <table:table-cell table:style-name="ce1" office:value-type="float" office:value="0.0000283" calcext:value-type="float">
            <text:p>2.83E-005</text:p>
          </table:table-cell>
          <table:table-cell table:style-name="ce1" office:value-type="float" office:value="0.0000038" calcext:value-type="float">
            <text:p>3.80E-006</text:p>
          </table:table-cell>
          <table:table-cell/>
          <table:table-cell office:value-type="float" office:value="12.35" calcext:value-type="float">
            <text:p>12.35</text:p>
          </table:table-cell>
          <table:table-cell table:formula="of:=[.F93]^(1/2)" office:value-type="float" office:value="0.00531977443130815" calcext:value-type="float">
            <text:p>0.0053197744</text:p>
          </table:table-cell>
          <table:table-cell table:formula="of:=0.5*[.F93]^(-1/2)*[.G93]" office:value-type="float" office:value="0.000357158000688533" calcext:value-type="float">
            <text:p>0.000357158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3.49" calcext:value-type="float">
            <text:p>13.49</text:p>
          </table:table-cell>
          <table:table-cell table:style-name="ce1" office:value-type="float" office:value="0.0000114" calcext:value-type="float">
            <text:p>1.14E-005</text:p>
          </table:table-cell>
          <table:table-cell table:style-name="ce1" office:value-type="float" office:value="0.0000019" calcext:value-type="float">
            <text:p>1.90E-006</text:p>
          </table:table-cell>
          <table:table-cell/>
          <table:table-cell office:value-type="float" office:value="13.49" calcext:value-type="float">
            <text:p>13.49</text:p>
          </table:table-cell>
          <table:table-cell table:formula="of:=[.F94]^(1/2)" office:value-type="float" office:value="0.00337638860322683" calcext:value-type="float">
            <text:p>0.0033763886</text:p>
          </table:table-cell>
          <table:table-cell table:formula="of:=0.5*[.F94]^(-1/2)*[.G94]" office:value-type="float" office:value="0.000281365716935569" calcext:value-type="float">
            <text:p>0.000281365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3.98" calcext:value-type="float">
            <text:p>23.98</text:p>
          </table:table-cell>
          <table:table-cell table:style-name="ce1" office:value-type="float" office:value="0.00000154" calcext:value-type="float">
            <text:p>1.54E-006</text:p>
          </table:table-cell>
          <table:table-cell table:style-name="ce1" office:value-type="float" office:value="0.0000005" calcext:value-type="float">
            <text:p>5.00E-007</text:p>
          </table:table-cell>
          <table:table-cell/>
          <table:table-cell office:value-type="float" office:value="23.98" calcext:value-type="float">
            <text:p>23.98</text:p>
          </table:table-cell>
          <table:table-cell table:formula="of:=[.F95]^(1/2)" office:value-type="float" office:value="0.00124096736459909" calcext:value-type="float">
            <text:p>0.0012409674</text:p>
          </table:table-cell>
          <table:table-cell table:formula="of:=0.5*[.F95]^(-1/2)*[.G95]" office:value-type="float" office:value="0.000201455741006345" calcext:value-type="float">
            <text:p>0.000201455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5.33" calcext:value-type="float">
            <text:p>25.33</text:p>
          </table:table-cell>
          <table:table-cell table:style-name="ce1" office:value-type="float" office:value="0.00000187" calcext:value-type="float">
            <text:p>1.87E-006</text:p>
          </table:table-cell>
          <table:table-cell table:style-name="ce1" office:value-type="float" office:value="0.00000048" calcext:value-type="float">
            <text:p>4.80E-007</text:p>
          </table:table-cell>
          <table:table-cell/>
          <table:table-cell office:value-type="float" office:value="25.33" calcext:value-type="float">
            <text:p>25.33</text:p>
          </table:table-cell>
          <table:table-cell table:formula="of:=[.F96]^(1/2)" office:value-type="float" office:value="0.00136747943311773" calcext:value-type="float">
            <text:p>0.0013674794</text:p>
          </table:table-cell>
          <table:table-cell table:formula="of:=0.5*[.F96]^(-1/2)*[.G96]" office:value-type="float" office:value="0.000175505381790511" calcext:value-type="float">
            <text:p>0.000175505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.2" calcext:value-type="float">
            <text:p>27.2</text:p>
          </table:table-cell>
          <table:table-cell table:style-name="ce1" office:value-type="float" office:value="0.000000713" calcext:value-type="float">
            <text:p>7.13E-007</text:p>
          </table:table-cell>
          <table:table-cell table:style-name="ce1" office:value-type="float" office:value="0.00000032" calcext:value-type="float">
            <text:p>3.20E-007</text:p>
          </table:table-cell>
          <table:table-cell/>
          <table:table-cell office:value-type="float" office:value="27.2" calcext:value-type="float">
            <text:p>27.2</text:p>
          </table:table-cell>
          <table:table-cell table:formula="of:=[.F97]^(1/2)" office:value-type="float" office:value="0.000844393273303382" calcext:value-type="float">
            <text:p>0.0008443933</text:p>
          </table:table-cell>
          <table:table-cell table:formula="of:=0.5*[.F97]^(-1/2)*[.G97]" office:value-type="float" office:value="0.000189485166519693" calcext:value-type="float">
            <text:p>0.000189485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9.41" calcext:value-type="float">
            <text:p>29.41</text:p>
          </table:table-cell>
          <table:table-cell table:style-name="ce1" office:value-type="float" office:value="0.000000748" calcext:value-type="float">
            <text:p>7.48E-007</text:p>
          </table:table-cell>
          <table:table-cell table:style-name="ce1" office:value-type="float" office:value="0.0000003" calcext:value-type="float">
            <text:p>3.00E-007</text:p>
          </table:table-cell>
          <table:table-cell/>
          <table:table-cell office:value-type="float" office:value="29.41" calcext:value-type="float">
            <text:p>29.41</text:p>
          </table:table-cell>
          <table:table-cell table:formula="of:=[.F98]^(1/2)" office:value-type="float" office:value="0.000864869932417586" calcext:value-type="float">
            <text:p>0.0008648699</text:p>
          </table:table-cell>
          <table:table-cell table:formula="of:=0.5*[.F98]^(-1/2)*[.G98]" office:value-type="float" office:value="0.00017343648377358" calcext:value-type="float">
            <text:p>0.000173436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1.67" calcext:value-type="float">
            <text:p>31.67</text:p>
          </table:table-cell>
          <table:table-cell table:style-name="ce1" office:value-type="float" office:value="0.000000703" calcext:value-type="float">
            <text:p>7.03E-007</text:p>
          </table:table-cell>
          <table:table-cell table:style-name="ce1" office:value-type="float" office:value="0.000000239" calcext:value-type="float">
            <text:p>2.39E-007</text:p>
          </table:table-cell>
          <table:table-cell/>
          <table:table-cell office:value-type="float" office:value="31.67" calcext:value-type="float">
            <text:p>31.67</text:p>
          </table:table-cell>
          <table:table-cell table:formula="of:=[.F99]^(1/2)" office:value-type="float" office:value="0.000838450952650183" calcext:value-type="float">
            <text:p>0.000838451</text:p>
          </table:table-cell>
          <table:table-cell table:formula="of:=0.5*[.F99]^(-1/2)*[.G99]" office:value-type="float" office:value="0.000142524735194448" calcext:value-type="float">
            <text:p>0.0001425247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Nakagawa 2001</text:p>
          </table:table-cell>
          <table:table-cell office:value-type="string" calcext:value-type="string">
            <text:p>3He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m^2</text:p>
          </table:table-cell>
          <table:table-cell office:value-type="string" calcext:value-type="string">
            <text:p>Fm^2 Uncer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.75" calcext:value-type="float">
            <text:p>5.75</text:p>
          </table:table-cell>
          <table:table-cell table:style-name="ce1" office:value-type="float" office:value="0.00431" calcext:value-type="float">
            <text:p>4.31E-003</text:p>
          </table:table-cell>
          <table:table-cell table:style-name="ce1" office:value-type="float" office:value="0.00034" calcext:value-type="float">
            <text:p>3.40E-004</text:p>
          </table:table-cell>
          <table:table-cell/>
          <table:table-cell office:value-type="float" office:value="5.75" calcext:value-type="float">
            <text:p>5.75</text:p>
          </table:table-cell>
          <table:table-cell table:formula="of:=[.F102]^(1/2)" office:value-type="float" office:value="0.0656505902486794" calcext:value-type="float">
            <text:p>0.0656505902</text:p>
          </table:table-cell>
          <table:table-cell table:formula="of:=0.5*[.F102]^(-1/2)*[.G102]" office:value-type="float" office:value="0.00258946643672285" calcext:value-type="float">
            <text:p>0.002589466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8.8" calcext:value-type="float">
            <text:p>18.8</text:p>
          </table:table-cell>
          <table:table-cell table:style-name="ce1" office:value-type="float" office:value="0.0000000588" calcext:value-type="float">
            <text:p>5.88E-008</text:p>
          </table:table-cell>
          <table:table-cell table:style-name="ce1" office:value-type="float" office:value="0.000000126" calcext:value-type="float">
            <text:p>1.26E-007</text:p>
          </table:table-cell>
          <table:table-cell/>
          <table:table-cell office:value-type="float" office:value="18.8" calcext:value-type="float">
            <text:p>18.8</text:p>
          </table:table-cell>
          <table:table-cell table:formula="of:=[.F103]^(1/2)" office:value-type="float" office:value="0.000242487113059643" calcext:value-type="float">
            <text:p>0.0002424871</text:p>
          </table:table-cell>
          <table:table-cell table:formula="of:=0.5*[.F103]^(-1/2)*[.G103]" office:value-type="float" office:value="0.000259807621135332" calcext:value-type="float">
            <text:p>0.000259807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1.8" calcext:value-type="float">
            <text:p>21.8</text:p>
          </table:table-cell>
          <table:table-cell table:style-name="ce1" office:value-type="float" office:value="0.000000308" calcext:value-type="float">
            <text:p>3.08E-007</text:p>
          </table:table-cell>
          <table:table-cell table:style-name="ce1" office:value-type="float" office:value="0.00000011" calcext:value-type="float">
            <text:p>1.10E-007</text:p>
          </table:table-cell>
          <table:table-cell/>
          <table:table-cell office:value-type="float" office:value="21.8" calcext:value-type="float">
            <text:p>21.8</text:p>
          </table:table-cell>
          <table:table-cell table:formula="of:=[.F104]^(1/2)" office:value-type="float" office:value="0.000554977477020464" calcext:value-type="float">
            <text:p>0.0005549775</text:p>
          </table:table-cell>
          <table:table-cell table:formula="of:=0.5*[.F104]^(-1/2)*[.G104]" office:value-type="float" office:value="0.0000991031208965115" calcext:value-type="float">
            <text:p>9.91031208965115E-0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6.3" calcext:value-type="float">
            <text:p>36.3</text:p>
          </table:table-cell>
          <table:table-cell table:style-name="ce1" office:value-type="float" office:value="0.0000000367" calcext:value-type="float">
            <text:p>3.67E-008</text:p>
          </table:table-cell>
          <table:table-cell table:style-name="ce1" office:value-type="float" office:value="0.0000000188" calcext:value-type="float">
            <text:p>1.88E-008</text:p>
          </table:table-cell>
          <table:table-cell/>
          <table:table-cell office:value-type="float" office:value="36.3" calcext:value-type="float">
            <text:p>36.3</text:p>
          </table:table-cell>
          <table:table-cell table:formula="of:=[.F105]^(1/2)" office:value-type="float" office:value="0.00019157244060668" calcext:value-type="float">
            <text:p>0.0001915724</text:p>
          </table:table-cell>
          <table:table-cell table:formula="of:=0.5*[.F105]^(-1/2)*[.G105]" office:value-type="float" office:value="0.0000490676005913568" calcext:value-type="float">
            <text:p>4.90676005913568E-00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42.6" calcext:value-type="float">
            <text:p>42.6</text:p>
          </table:table-cell>
          <table:table-cell table:style-name="ce1" office:value-type="float" office:value="0.0000000113" calcext:value-type="float">
            <text:p>1.13E-008</text:p>
          </table:table-cell>
          <table:table-cell table:style-name="ce1" office:value-type="float" office:value="0.0000000088" calcext:value-type="float">
            <text:p>8.80E-009</text:p>
          </table:table-cell>
          <table:table-cell/>
          <table:table-cell office:value-type="float" office:value="42.6" calcext:value-type="float">
            <text:p>42.6</text:p>
          </table:table-cell>
          <table:table-cell table:formula="of:=[.F106]^(1/2)" office:value-type="float" office:value="0.000106301458127346" calcext:value-type="float">
            <text:p>0.0001063015</text:p>
          </table:table-cell>
          <table:table-cell table:formula="of:=0.5*[.F106]^(-1/2)*[.G106]" office:value-type="float" office:value="0.0000413917182088783" calcext:value-type="float">
            <text:p>4.13917182088783E-005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Beck 1984</text:p>
          </table:table-cell>
          <table:table-cell office:value-type="string" calcext:value-type="string">
            <text:p>3H</text:p>
          </table:table-cell>
          <table:table-cell office:value-type="string" calcext:value-type="string">
            <text:p>Q^2 fm^-2</text:p>
          </table:table-cell>
          <table:table-cell office:value-type="string" calcext:value-type="string">
            <text:p>Fch</text:p>
          </table:table-cell>
          <table:table-cell office:value-type="string" calcext:value-type="string">
            <text:p>Fch Uncert.</text:p>
          </table:table-cell>
          <table:table-cell/>
          <table:table-cell office:value-type="string" calcext:value-type="string">
            <text:p>Q^2 fm^-2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m Uncert.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51" calcext:value-type="float">
            <text:p>0.051</text:p>
          </table:table-cell>
          <table:table-cell office:value-type="float" office:value="0.967" calcext:value-type="float">
            <text:p>0.967</text:p>
          </table:table-cell>
          <table:table-cell table:formula="of:=SQRT(0.029^2+0.036^2)" office:value-type="float" office:value="0.0462276973253049" calcext:value-type="float">
            <text:p>0.0462276973</text:p>
          </table:table-cell>
          <table:table-cell/>
          <table:table-cell office:value-type="float" office:value="0.098" calcext:value-type="float">
            <text:p>0.098</text:p>
          </table:table-cell>
          <table:table-cell office:value-type="float" office:value="1.086" calcext:value-type="float">
            <text:p>1.086</text:p>
          </table:table-cell>
          <table:table-cell office:value-type="float" office:value="0.117" calcext:value-type="float">
            <text:p>0.11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098" calcext:value-type="float">
            <text:p>0.098</text:p>
          </table:table-cell>
          <table:table-cell office:value-type="float" office:value="1.039" calcext:value-type="float">
            <text:p>1.039</text:p>
          </table:table-cell>
          <table:table-cell office:value-type="float" office:value="0.048" calcext:value-type="float">
            <text:p>0.048</text:p>
          </table:table-cell>
          <table:table-cell/>
          <table:table-cell office:value-type="float" office:value="0.571" calcext:value-type="float">
            <text:p>0.571</text:p>
          </table:table-cell>
          <table:table-cell office:value-type="float" office:value="0.806" calcext:value-type="float">
            <text:p>0.806</text:p>
          </table:table-cell>
          <table:table-cell office:value-type="float" office:value="0.066" calcext:value-type="float">
            <text:p>0.06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258" calcext:value-type="float">
            <text:p>0.258</text:p>
          </table:table-cell>
          <table:table-cell office:value-type="float" office:value="0.95" calcext:value-type="float">
            <text:p>0.95</text:p>
          </table:table-cell>
          <table:table-cell office:value-type="float" office:value="0.028" calcext:value-type="float">
            <text:p>0.028</text:p>
          </table:table-cell>
          <table:table-cell/>
          <table:table-cell office:value-type="float" office:value="1.51" calcext:value-type="float">
            <text:p>1.51</text:p>
          </table:table-cell>
          <table:table-cell office:value-type="float" office:value="0.473" calcext:value-type="float">
            <text:p>0.473</text:p>
          </table:table-cell>
          <table:table-cell office:value-type="float" office:value="0.026" calcext:value-type="float">
            <text:p>0.02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571" calcext:value-type="float">
            <text:p>0.571</text:p>
          </table:table-cell>
          <table:table-cell office:value-type="float" office:value="0.826" calcext:value-type="float">
            <text:p>0.826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.98" calcext:value-type="float">
            <text:p>2.98</text:p>
          </table:table-cell>
          <table:table-cell office:value-type="float" office:value="0.26" calcext:value-type="float">
            <text:p>0.26</text:p>
          </table:table-cell>
          <table:table-cell office:value-type="float" office:value="0.013" calcext:value-type="float">
            <text:p>0.01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0.697" calcext:value-type="float">
            <text:p>0.697</text:p>
          </table:table-cell>
          <table:table-cell office:value-type="float" office:value="0.019" calcext:value-type="float">
            <text:p>0.01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1.51" calcext:value-type="float">
            <text:p>1.51</text:p>
          </table:table-cell>
          <table:table-cell office:value-type="float" office:value="0.548" calcext:value-type="float">
            <text:p>0.548</text:p>
          </table:table-cell>
          <table:table-cell office:value-type="float" office:value="0.014" calcext:value-type="float">
            <text:p>0.01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2.21" calcext:value-type="float">
            <text:p>2.21</text:p>
          </table:table-cell>
          <table:table-cell office:value-type="float" office:value="0.387" calcext:value-type="float">
            <text:p>0.387</text:p>
          </table:table-cell>
          <table:table-cell office:value-type="float" office:value="0.011" calcext:value-type="float">
            <text:p>0.01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2.98" calcext:value-type="float">
            <text:p>2.98</text:p>
          </table:table-cell>
          <table:table-cell office:value-type="float" office:value="0.282" calcext:value-type="float">
            <text:p>0.282</text:p>
          </table:table-cell>
          <table:table-cell office:value-type="float" office:value="0.009" calcext:value-type="float">
            <text:p>0.009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0.872" calcext:value-type="float">
            <text:p>0.872</text:p>
          </table:table-cell>
          <table:table-cell office:value-type="float" office:value="0.041" calcext:value-type="float">
            <text:p>0.041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0.782" calcext:value-type="float">
            <text:p>0.782</text:p>
          </table:table-cell>
          <table:table-cell office:value-type="float" office:value="0.036" calcext:value-type="float">
            <text:p>0.036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0.785" calcext:value-type="float">
            <text:p>0.785</text:p>
          </table:table-cell>
          <table:table-cell office:value-type="float" office:value="0.03" calcext:value-type="float">
            <text:p>0.03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0.659" calcext:value-type="float">
            <text:p>0.659</text:p>
          </table:table-cell>
          <table:table-cell office:value-type="float" office:value="0.023" calcext:value-type="float">
            <text:p>0.023</text:p>
          </table:table-cell>
          <table:table-cell table:number-columns-repeated="13"/>
        </table:table-row>
        <table:table-row table:style-name="ro1" table:number-rows-repeated="253">
          <table:table-cell table:number-columns-repeated="20"/>
        </table:table-row>
        <table:table-row table:style-name="ro1">
          <table:table-cell table:number-columns-repeated="11"/>
          <table:table-cell table:style-name="ce1" office:value-type="float" office:value="0.00000000013412" calcext:value-type="float">
            <text:p>1.34E-010</text:p>
          </table:table-cell>
          <table:table-cell table:number-columns-repeated="5"/>
          <table:table-cell table:style-name="ce1" office:value-type="float" office:value="0.0000000000093884" calcext:value-type="float">
            <text:p>9.39E-012</text:p>
          </table:table-cell>
          <table:table-cell table:number-columns-repeated="2"/>
        </table:table-row>
        <table:table-row table:style-name="ro1">
          <table:table-cell table:number-columns-repeated="13"/>
          <table:table-cell table:style-name="ce1" office:value-type="float" office:value="0.0000000125" calcext:value-type="float">
            <text:p>1.25E-008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 office:value-type="float" office:value="0.00000000462" calcext:value-type="float">
            <text:p>4.62E-00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 office:value-type="float" office:value="0.00000000169" calcext:value-type="float">
            <text:p>1.69E-009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1" office:value-type="float" office:value="0.000000000494" calcext:value-type="float">
            <text:p>4.94E-0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3" number:min-integer-digits="1" number:min-exponent-digits="3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 style:data-style-name="N2" text:time-value="11:36:05.447379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4:18:26.024544329</meta:creation-date>
    <dc:date>2019-04-23T11:51:29.152560428</dc:date>
    <meta:editing-duration>PT10H1M28S</meta:editing-duration>
    <meta:editing-cycles>31</meta:editing-cycles>
    <meta:generator>LibreOffice/4.2.8.2$Linux_X86_64 LibreOffice_project/420m0$Build-2</meta:generator>
    <meta:document-statistic meta:table-count="1" meta:cell-count="695" meta:object-count="0"/>
  </office:meta>
</office:document-meta>
</file>